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ericTestBeanCustomizer.group( PropertyDescriptor 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enericTestBeanCustomizer.createWrapperEditor( PropertyEditor typeEditor , PropertyDescriptor descriptor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5">
            <text:p text:style-name="Table_20_Contents">15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PropertyComparator.compare( PropertyDescriptor d1 , PropertyDescriptor d2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GenericTestBeanCustomizer.clearGuiFields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GenericTestBeanCustomizer.groupDisplayName( String group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GenericTestBeanCustomizer.ORDER( String gro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Comparator.propertyOrder( PropertyDescriptor 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pertyComparator.compare( Object o1 , Object o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TestBeanCustomizer.saveGuiFields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GenericTestBeanCustomizer.setEditorValue( int i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TestBeanCustomizer.setObject( Object map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GenericTestBeanCustomizer.createLabel( PropertyDescriptor des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GenericTestBeanCustomizer.init(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1">
            <text:p text:style-name="Table_20_Contents">11</text:p>
          </table:table-cell>
          <table:table-cell office:value-type="float" office:value="64">
            <text:p text:style-name="Table_20_Contents">64</text:p>
          </table:table-cell>
        </table:table-row>
        <table:table-row>
          <table:table-cell office:value-type="string">
            <text:p text:style-name="Table_20_Contents">GenericTestBeanCustomizer.GenericTestBeanCustomizer( BeanInfo beanInfo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3">
            <text:p text:style-name="Table_20_Contents">13</text:p>
          </table:table-cell>
          <table:table-cell office:value-type="float" office:value="57">
            <text:p text:style-name="Table_20_Contents">57</text:p>
          </table:table-cell>
        </table:table-row>
        <table:table-row>
          <table:table-cell office:value-type="string">
            <text:p text:style-name="Table_20_Contents">GenericTestBeanCustomizer.GenericTestBeanCustomiz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Comparator.groupOrder( String grou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